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931in" table:align="margins" style:may-break-between-rows="false"/>
    </style:style>
    <style:style style:name="tf2.A" style:family="table-column">
      <style:table-column-properties style:column-width="2.2313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931in" table:align="margins" style:may-break-between-rows="false"/>
    </style:style>
    <style:style style:name="tf3.A" style:family="table-column">
      <style:table-column-properties style:column-width="2.2313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931in" table:align="margins" style:may-break-between-rows="false"/>
    </style:style>
    <style:style style:name="tf4.A" style:family="table-column">
      <style:table-column-properties style:column-width="2.2313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875in" table:align="center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6pt" style:font-size-asian="6pt" style:font-size-complex="6pt"/>
    </style:style>
    <style:style style:name="P29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мкЗв/ч, <text:s/>согласно методике, изложенной в <text:span text:style-name="T24">МП. МН-</text:span><text:span text:style-name="T25">854</text:span><text:span text:style-name="T24">-200</text:span><text:span text:style-name="T25">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.A3" office:value-type="string">
            <text:p text:style-name="P25">Результаты измерения</text:p>
          </table:table-cell>
          <table:table-cell table:style-name="tf1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8">$1-10</text:p>
          </table:table-cell>
          <table:table-cell table:style-name="tf1.B4" table:number-rows-spanned="3" office:value-type="string">
            <text:p text:style-name="P8">$1-20</text:p>
          </table:table-cell>
          <table:table-cell table:style-name="tf1.C4" table:number-rows-spanned="3" office:value-type="string">
            <text:p text:style-name="P25">0,23</text:p>
          </table:table-cell>
        </table:table-row>
        <table:table-row>
          <table:table-cell table:style-name="tf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8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2$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2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2.A3" office:value-type="string">
            <text:p text:style-name="P25">Результаты измерения</text:p>
          </table:table-cell>
          <table:table-cell table:style-name="tf2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2.A3" office:value-type="string">
            <text:p text:style-name="P8">$2-10</text:p>
          </table:table-cell>
          <table:table-cell table:style-name="tf2.B4" table:number-rows-spanned="3" office:value-type="string">
            <text:p text:style-name="P8">$2-20</text:p>
          </table:table-cell>
          <table:table-cell table:style-name="tf2.C4" table:number-rows-spanned="3" office:value-type="string">
            <text:p text:style-name="P25">0,23</text:p>
          </table:table-cell>
        </table:table-row>
        <table:table-row>
          <table:table-cell table:style-name="tf2.A3" office:value-type="string">
            <text:p text:style-name="P8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8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3$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3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3.A3" office:value-type="string">
            <text:p text:style-name="P25">Результаты измерения</text:p>
          </table:table-cell>
          <table:table-cell table:style-name="tf3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3.A3" office:value-type="string">
            <text:p text:style-name="P8">$3-10</text:p>
          </table:table-cell>
          <table:table-cell table:style-name="tf3.B4" table:number-rows-spanned="3" office:value-type="string">
            <text:p text:style-name="P8">$3-20</text:p>
          </table:table-cell>
          <table:table-cell table:style-name="tf3.C4" table:number-rows-spanned="3" office:value-type="string">
            <text:p text:style-name="P25">0,23</text:p>
          </table:table-cell>
        </table:table-row>
        <table:table-row>
          <table:table-cell table:style-name="tf3.A3" office:value-type="string">
            <text:p text:style-name="P8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8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4$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4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4.A3" office:value-type="string">
            <text:p text:style-name="P25">Результаты измерения</text:p>
          </table:table-cell>
          <table:table-cell table:style-name="tf4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4.A3" office:value-type="string">
            <text:p text:style-name="P8">$4-10</text:p>
          </table:table-cell>
          <table:table-cell table:style-name="tf4.B4" table:number-rows-spanned="3" office:value-type="string">
            <text:p text:style-name="P8">$4-20</text:p>
          </table:table-cell>
          <table:table-cell table:style-name="tf4.C4" table:number-rows-spanned="3" office:value-type="string">
            <text:p text:style-name="P25">0,23</text:p>
          </table:table-cell>
        </table:table-row>
        <table:table-row>
          <table:table-cell table:style-name="tf4.A3" office:value-type="string">
            <text:p text:style-name="P8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8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5$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5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5.A3" office:value-type="string">
            <text:p text:style-name="P25">Результаты измерения</text:p>
          </table:table-cell>
          <table:table-cell table:style-name="tf5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5.A3" office:value-type="string">
            <text:p text:style-name="P8">$5-10</text:p>
          </table:table-cell>
          <table:table-cell table:style-name="tf5.B4" table:number-rows-spanned="3" office:value-type="string">
            <text:p text:style-name="P8">$5-20</text:p>
          </table:table-cell>
          <table:table-cell table:style-name="tf5.C4" table:number-rows-spanned="3" office:value-type="string">
            <text:p text:style-name="P25">0,23</text:p>
          </table:table-cell>
        </table:table-row>
        <table:table-row>
          <table:table-cell table:style-name="tf5.A3" office:value-type="string">
            <text:p text:style-name="P8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8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6$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6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6.A3" office:value-type="string">
            <text:p text:style-name="P25">Результаты измерения</text:p>
          </table:table-cell>
          <table:table-cell table:style-name="tf6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6.A3" office:value-type="string">
            <text:p text:style-name="P8">$6-10</text:p>
          </table:table-cell>
          <table:table-cell table:style-name="tf6.B4" table:number-rows-spanned="3" office:value-type="string">
            <text:p text:style-name="P8">$6-20</text:p>
          </table:table-cell>
          <table:table-cell table:style-name="tf6.C4" table:number-rows-spanned="3" office:value-type="string">
            <text:p text:style-name="P25">0,23</text:p>
          </table:table-cell>
        </table:table-row>
        <table:table-row>
          <table:table-cell table:style-name="tf6.A3" office:value-type="string">
            <text:p text:style-name="P8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8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7$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7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7.A3" office:value-type="string">
            <text:p text:style-name="P25">Результаты измерения</text:p>
          </table:table-cell>
          <table:table-cell table:style-name="tf7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7.A3" office:value-type="string">
            <text:p text:style-name="P8">$7-10</text:p>
          </table:table-cell>
          <table:table-cell table:style-name="tf7.B4" table:number-rows-spanned="3" office:value-type="string">
            <text:p text:style-name="P8">$7-20</text:p>
          </table:table-cell>
          <table:table-cell table:style-name="tf7.C4" table:number-rows-spanned="3" office:value-type="string">
            <text:p text:style-name="P25">0,23</text:p>
          </table:table-cell>
        </table:table-row>
        <table:table-row>
          <table:table-cell table:style-name="tf7.A3" office:value-type="string">
            <text:p text:style-name="P8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8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8$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8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8.A3" office:value-type="string">
            <text:p text:style-name="P25">Результаты измерения</text:p>
          </table:table-cell>
          <table:table-cell table:style-name="tf8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8.A3" office:value-type="string">
            <text:p text:style-name="P8">$8-10</text:p>
          </table:table-cell>
          <table:table-cell table:style-name="tf8.B4" table:number-rows-spanned="3" office:value-type="string">
            <text:p text:style-name="P8">$8-20</text:p>
          </table:table-cell>
          <table:table-cell table:style-name="tf8.C4" table:number-rows-spanned="3" office:value-type="string">
            <text:p text:style-name="P25">0,23</text:p>
          </table:table-cell>
        </table:table-row>
        <table:table-row>
          <table:table-cell table:style-name="tf8.A3" office:value-type="string">
            <text:p text:style-name="P8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8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9$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9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9.A3" office:value-type="string">
            <text:p text:style-name="P25">Результаты измерения</text:p>
          </table:table-cell>
          <table:table-cell table:style-name="tf9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9.A3" office:value-type="string">
            <text:p text:style-name="P8">$9-10</text:p>
          </table:table-cell>
          <table:table-cell table:style-name="tf9.B4" table:number-rows-spanned="3" office:value-type="string">
            <text:p text:style-name="P8">$9-20</text:p>
          </table:table-cell>
          <table:table-cell table:style-name="tf9.C4" table:number-rows-spanned="3" office:value-type="string">
            <text:p text:style-name="P25">0,23</text:p>
          </table:table-cell>
        </table:table-row>
        <table:table-row>
          <table:table-cell table:style-name="tf9.A3" office:value-type="string">
            <text:p text:style-name="P8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8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</text:span>0<text:span text:style-name="T5">$</text:span>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0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0.A3" office:value-type="string">
            <text:p text:style-name="P25">Результаты измерения</text:p>
          </table:table-cell>
          <table:table-cell table:style-name="tf10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0.A3" office:value-type="string">
            <text:p text:style-name="P8">$10-10</text:p>
          </table:table-cell>
          <table:table-cell table:style-name="tf10.B4" table:number-rows-spanned="3" office:value-type="string">
            <text:p text:style-name="P8">$10-20</text:p>
          </table:table-cell>
          <table:table-cell table:style-name="tf10.C4" table:number-rows-spanned="3" office:value-type="string">
            <text:p text:style-name="P25">0,23</text:p>
          </table:table-cell>
        </table:table-row>
        <table:table-row>
          <table:table-cell table:style-name="tf10.A3" office:value-type="string">
            <text:p text:style-name="P8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8">$10-12</text:p>
          </table:table-cell>
          <table:covered-table-cell/>
          <table:covered-table-cell/>
        </table:table-row>
      </table:table>
      <text:p text:style-name="P29"/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27">в<text:span text:style-name="T5">)<text:tab/>Определение чувствительности к прямому нейтронному излучению БДКН-05</text:span></text:p>
            <text:p text:style-name="P24"/>
            <text:p text:style-name="P22"><text:span text:style-name="T8">Блок детектирования </text:span>нейтронного излучения БДКН-05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.B2" office:value-type="string">
            <text:p text:style-name="P25">№ источника</text:p>
          </table:table-cell>
          <table:table-cell table:style-name="t1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.B2" office:value-type="string">
            <text:p text:style-name="P25">Значение коэффициента <text:span text:style-name="T10">К</text:span></text:p>
          </table:table-cell>
          <table:table-cell table:style-name="t1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.A3" table:number-rows-spanned="3" office:value-type="string">
            <text:p text:style-name="P25">фон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office:value-type="string">
            <text:p text:style-name="P8">$1-30</text:p>
          </table:table-cell>
          <table:table-cell table:style-name="t1.B3" table:number-rows-spanned="3" office:value-type="string">
            <text:p text:style-name="P8">$1-40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25">2,5 – 500</text:p>
          </table:table-cell>
          <table:table-cell table:style-name="t1.B6" table:number-rows-spanned="3" office:value-type="string">
            <text:p text:style-name="P26">10</text:p>
          </table:table-cell>
          <table:table-cell table:style-name="t1.B6" table:number-rows-spanned="3" office:value-type="string">
            <text:p text:style-name="P26">100</text:p>
          </table:table-cell>
          <table:table-cell table:style-name="t1.B6" table:number-rows-spanned="3" office:value-type="string">
            <text:p text:style-name="P26">0,866</text:p>
          </table:table-cell>
          <table:table-cell table:style-name="t1.B6" table:number-rows-spanned="3" office:value-type="string">
            <text:p text:style-name="P26">0,785</text:p>
          </table:table-cell>
          <table:table-cell table:style-name="t1.B3" office:value-type="string">
            <text:p text:style-name="P8">$1-50</text:p>
          </table:table-cell>
          <table:table-cell table:style-name="t1.B6" table:number-rows-spanned="3" office:value-type="string">
            <text:p text:style-name="P8">$1-60</text:p>
          </table:table-cell>
          <table:table-cell table:style-name="t1.B6" table:number-rows-spanned="3" office:value-type="string">
            <text:p text:style-name="P26">9,99</text:p>
          </table:table-cell>
          <table:table-cell table:style-name="t1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2.B2" office:value-type="string">
            <text:p text:style-name="P25">№ источника</text:p>
          </table:table-cell>
          <table:table-cell table:style-name="t2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2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2.B2" office:value-type="string">
            <text:p text:style-name="P25">Значение коэффициента <text:span text:style-name="T10">К</text:span></text:p>
          </table:table-cell>
          <table:table-cell table:style-name="t2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2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2.A3" table:number-rows-spanned="3" office:value-type="string">
            <text:p text:style-name="P25">фон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office:value-type="string">
            <text:p text:style-name="P8">$2-30</text:p>
          </table:table-cell>
          <table:table-cell table:style-name="t2.B3" table:number-rows-spanned="3" office:value-type="string">
            <text:p text:style-name="P8">$2-40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2</text:p>
          </table:table-cell>
          <table:covered-table-cell/>
          <table:covered-table-cell/>
          <table:covered-table-cell/>
        </table:table-row>
        <table:table-row>
          <table:table-cell table:style-name="t2.A6" table:number-rows-spanned="3" office:value-type="string">
            <text:p text:style-name="P25">2,5 – 500</text:p>
          </table:table-cell>
          <table:table-cell table:style-name="t2.B6" table:number-rows-spanned="3" office:value-type="string">
            <text:p text:style-name="P26">10</text:p>
          </table:table-cell>
          <table:table-cell table:style-name="t2.B6" table:number-rows-spanned="3" office:value-type="string">
            <text:p text:style-name="P26">100</text:p>
          </table:table-cell>
          <table:table-cell table:style-name="t2.B6" table:number-rows-spanned="3" office:value-type="string">
            <text:p text:style-name="P26">0,866</text:p>
          </table:table-cell>
          <table:table-cell table:style-name="t2.B6" table:number-rows-spanned="3" office:value-type="string">
            <text:p text:style-name="P26">0,785</text:p>
          </table:table-cell>
          <table:table-cell table:style-name="t2.F6" office:value-type="string">
            <text:p text:style-name="P8">$2-50</text:p>
          </table:table-cell>
          <table:table-cell table:style-name="t2.B6" table:number-rows-spanned="3" office:value-type="string">
            <text:p text:style-name="P8">$2-60</text:p>
          </table:table-cell>
          <table:table-cell table:style-name="t2.B6" table:number-rows-spanned="3" office:value-type="string">
            <text:p text:style-name="P26">9,99</text:p>
          </table:table-cell>
          <table:table-cell table:style-name="t2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8">$2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8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3.B2" office:value-type="string">
            <text:p text:style-name="P25">№ источника</text:p>
          </table:table-cell>
          <table:table-cell table:style-name="t3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3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3.B2" office:value-type="string">
            <text:p text:style-name="P25">Значение коэффициента <text:span text:style-name="T10">К</text:span></text:p>
          </table:table-cell>
          <table:table-cell table:style-name="t3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3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3.A3" table:number-rows-spanned="3" office:value-type="string">
            <text:p text:style-name="P25">фон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office:value-type="string">
            <text:p text:style-name="P8">$3-30</text:p>
          </table:table-cell>
          <table:table-cell table:style-name="t3.B3" table:number-rows-spanned="3" office:value-type="string">
            <text:p text:style-name="P8">$3-40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2</text:p>
          </table:table-cell>
          <table:covered-table-cell/>
          <table:covered-table-cell/>
          <table:covered-table-cell/>
        </table:table-row>
        <table:table-row>
          <table:table-cell table:style-name="t3.A6" table:number-rows-spanned="3" office:value-type="string">
            <text:p text:style-name="P25">2,5 – 500</text:p>
          </table:table-cell>
          <table:table-cell table:style-name="t3.B6" table:number-rows-spanned="3" office:value-type="string">
            <text:p text:style-name="P26">10</text:p>
          </table:table-cell>
          <table:table-cell table:style-name="t3.B6" table:number-rows-spanned="3" office:value-type="string">
            <text:p text:style-name="P26">100</text:p>
          </table:table-cell>
          <table:table-cell table:style-name="t3.B6" table:number-rows-spanned="3" office:value-type="string">
            <text:p text:style-name="P26">0,866</text:p>
          </table:table-cell>
          <table:table-cell table:style-name="t3.B6" table:number-rows-spanned="3" office:value-type="string">
            <text:p text:style-name="P26">0,785</text:p>
          </table:table-cell>
          <table:table-cell table:style-name="t3.F6" office:value-type="string">
            <text:p text:style-name="P8">$3-50</text:p>
          </table:table-cell>
          <table:table-cell table:style-name="t3.B6" table:number-rows-spanned="3" office:value-type="string">
            <text:p text:style-name="P8">$3-60</text:p>
          </table:table-cell>
          <table:table-cell table:style-name="t3.B6" table:number-rows-spanned="3" office:value-type="string">
            <text:p text:style-name="P26">9,99</text:p>
          </table:table-cell>
          <table:table-cell table:style-name="t3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8">$3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8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4.B2" office:value-type="string">
            <text:p text:style-name="P25">№ источника</text:p>
          </table:table-cell>
          <table:table-cell table:style-name="t4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4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4.B2" office:value-type="string">
            <text:p text:style-name="P25">Значение коэффициента <text:span text:style-name="T10">К</text:span></text:p>
          </table:table-cell>
          <table:table-cell table:style-name="t4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4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4.A3" table:number-rows-spanned="3" office:value-type="string">
            <text:p text:style-name="P25">фон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office:value-type="string">
            <text:p text:style-name="P8">$4-30</text:p>
          </table:table-cell>
          <table:table-cell table:style-name="t4.B3" table:number-rows-spanned="3" office:value-type="string">
            <text:p text:style-name="P8">$4-40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2</text:p>
          </table:table-cell>
          <table:covered-table-cell/>
          <table:covered-table-cell/>
          <table:covered-table-cell/>
        </table:table-row>
        <table:table-row>
          <table:table-cell table:style-name="t4.A6" table:number-rows-spanned="3" office:value-type="string">
            <text:p text:style-name="P25">2,5 – 500</text:p>
          </table:table-cell>
          <table:table-cell table:style-name="t4.B6" table:number-rows-spanned="3" office:value-type="string">
            <text:p text:style-name="P26">10</text:p>
          </table:table-cell>
          <table:table-cell table:style-name="t4.B6" table:number-rows-spanned="3" office:value-type="string">
            <text:p text:style-name="P26">100</text:p>
          </table:table-cell>
          <table:table-cell table:style-name="t4.B6" table:number-rows-spanned="3" office:value-type="string">
            <text:p text:style-name="P26">0,866</text:p>
          </table:table-cell>
          <table:table-cell table:style-name="t4.B6" table:number-rows-spanned="3" office:value-type="string">
            <text:p text:style-name="P26">0,785</text:p>
          </table:table-cell>
          <table:table-cell table:style-name="t4.F6" office:value-type="string">
            <text:p text:style-name="P8">$4-50</text:p>
          </table:table-cell>
          <table:table-cell table:style-name="t4.B6" table:number-rows-spanned="3" office:value-type="string">
            <text:p text:style-name="P8">$4-60</text:p>
          </table:table-cell>
          <table:table-cell table:style-name="t4.B6" table:number-rows-spanned="3" office:value-type="string">
            <text:p text:style-name="P26">9,99</text:p>
          </table:table-cell>
          <table:table-cell table:style-name="t4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8">$4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8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5.B2" office:value-type="string">
            <text:p text:style-name="P25">№ источника</text:p>
          </table:table-cell>
          <table:table-cell table:style-name="t5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5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5.B2" office:value-type="string">
            <text:p text:style-name="P25">Значение коэффициента <text:span text:style-name="T10">К</text:span></text:p>
          </table:table-cell>
          <table:table-cell table:style-name="t5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5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5.A3" table:number-rows-spanned="3" office:value-type="string">
            <text:p text:style-name="P25">фон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office:value-type="string">
            <text:p text:style-name="P8">$5-30</text:p>
          </table:table-cell>
          <table:table-cell table:style-name="t5.B3" table:number-rows-spanned="3" office:value-type="string">
            <text:p text:style-name="P8">$5-40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2</text:p>
          </table:table-cell>
          <table:covered-table-cell/>
          <table:covered-table-cell/>
          <table:covered-table-cell/>
        </table:table-row>
        <table:table-row>
          <table:table-cell table:style-name="t5.A6" table:number-rows-spanned="3" office:value-type="string">
            <text:p text:style-name="P25">2,5 – 500</text:p>
          </table:table-cell>
          <table:table-cell table:style-name="t5.B6" table:number-rows-spanned="3" office:value-type="string">
            <text:p text:style-name="P26">10</text:p>
          </table:table-cell>
          <table:table-cell table:style-name="t5.B6" table:number-rows-spanned="3" office:value-type="string">
            <text:p text:style-name="P26">100</text:p>
          </table:table-cell>
          <table:table-cell table:style-name="t5.B6" table:number-rows-spanned="3" office:value-type="string">
            <text:p text:style-name="P26">0,866</text:p>
          </table:table-cell>
          <table:table-cell table:style-name="t5.B6" table:number-rows-spanned="3" office:value-type="string">
            <text:p text:style-name="P26">0,785</text:p>
          </table:table-cell>
          <table:table-cell table:style-name="t5.F6" office:value-type="string">
            <text:p text:style-name="P8">$5-50</text:p>
          </table:table-cell>
          <table:table-cell table:style-name="t5.B6" table:number-rows-spanned="3" office:value-type="string">
            <text:p text:style-name="P8">$5-60</text:p>
          </table:table-cell>
          <table:table-cell table:style-name="t5.B6" table:number-rows-spanned="3" office:value-type="string">
            <text:p text:style-name="P26">9,99</text:p>
          </table:table-cell>
          <table:table-cell table:style-name="t5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8">$5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8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6.B2" office:value-type="string">
            <text:p text:style-name="P25">№ источника</text:p>
          </table:table-cell>
          <table:table-cell table:style-name="t6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6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6.B2" office:value-type="string">
            <text:p text:style-name="P25">Значение коэффициента <text:span text:style-name="T10">К</text:span></text:p>
          </table:table-cell>
          <table:table-cell table:style-name="t6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6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6.A3" table:number-rows-spanned="3" office:value-type="string">
            <text:p text:style-name="P25">фон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office:value-type="string">
            <text:p text:style-name="P8">$6-30</text:p>
          </table:table-cell>
          <table:table-cell table:style-name="t6.B3" table:number-rows-spanned="3" office:value-type="string">
            <text:p text:style-name="P8">$6-40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2</text:p>
          </table:table-cell>
          <table:covered-table-cell/>
          <table:covered-table-cell/>
          <table:covered-table-cell/>
        </table:table-row>
        <table:table-row>
          <table:table-cell table:style-name="t6.A6" table:number-rows-spanned="3" office:value-type="string">
            <text:p text:style-name="P25">2,5 – 500</text:p>
          </table:table-cell>
          <table:table-cell table:style-name="t6.B6" table:number-rows-spanned="3" office:value-type="string">
            <text:p text:style-name="P26">10</text:p>
          </table:table-cell>
          <table:table-cell table:style-name="t6.B6" table:number-rows-spanned="3" office:value-type="string">
            <text:p text:style-name="P26">100</text:p>
          </table:table-cell>
          <table:table-cell table:style-name="t6.B6" table:number-rows-spanned="3" office:value-type="string">
            <text:p text:style-name="P26">0,866</text:p>
          </table:table-cell>
          <table:table-cell table:style-name="t6.B6" table:number-rows-spanned="3" office:value-type="string">
            <text:p text:style-name="P26">0,785</text:p>
          </table:table-cell>
          <table:table-cell table:style-name="t6.F6" office:value-type="string">
            <text:p text:style-name="P8">$6-50</text:p>
          </table:table-cell>
          <table:table-cell table:style-name="t6.B6" table:number-rows-spanned="3" office:value-type="string">
            <text:p text:style-name="P8">$6-60</text:p>
          </table:table-cell>
          <table:table-cell table:style-name="t6.B6" table:number-rows-spanned="3" office:value-type="string">
            <text:p text:style-name="P26">9,99</text:p>
          </table:table-cell>
          <table:table-cell table:style-name="t6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8">$6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8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7.B2" office:value-type="string">
            <text:p text:style-name="P25">№ источника</text:p>
          </table:table-cell>
          <table:table-cell table:style-name="t7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7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7.B2" office:value-type="string">
            <text:p text:style-name="P25">Значение коэффициента <text:span text:style-name="T10">К</text:span></text:p>
          </table:table-cell>
          <table:table-cell table:style-name="t7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7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7.A3" table:number-rows-spanned="3" office:value-type="string">
            <text:p text:style-name="P25">фон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office:value-type="string">
            <text:p text:style-name="P8">$7-30</text:p>
          </table:table-cell>
          <table:table-cell table:style-name="t7.B3" table:number-rows-spanned="3" office:value-type="string">
            <text:p text:style-name="P8">$7-40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2</text:p>
          </table:table-cell>
          <table:covered-table-cell/>
          <table:covered-table-cell/>
          <table:covered-table-cell/>
        </table:table-row>
        <table:table-row>
          <table:table-cell table:style-name="t7.A6" table:number-rows-spanned="3" office:value-type="string">
            <text:p text:style-name="P25">2,5 – 500</text:p>
          </table:table-cell>
          <table:table-cell table:style-name="t7.B6" table:number-rows-spanned="3" office:value-type="string">
            <text:p text:style-name="P26">10</text:p>
          </table:table-cell>
          <table:table-cell table:style-name="t7.B6" table:number-rows-spanned="3" office:value-type="string">
            <text:p text:style-name="P26">100</text:p>
          </table:table-cell>
          <table:table-cell table:style-name="t7.B6" table:number-rows-spanned="3" office:value-type="string">
            <text:p text:style-name="P26">0,866</text:p>
          </table:table-cell>
          <table:table-cell table:style-name="t7.B6" table:number-rows-spanned="3" office:value-type="string">
            <text:p text:style-name="P26">0,785</text:p>
          </table:table-cell>
          <table:table-cell table:style-name="t7.F6" office:value-type="string">
            <text:p text:style-name="P8">$7-50</text:p>
          </table:table-cell>
          <table:table-cell table:style-name="t7.B6" table:number-rows-spanned="3" office:value-type="string">
            <text:p text:style-name="P8">$7-60</text:p>
          </table:table-cell>
          <table:table-cell table:style-name="t7.B6" table:number-rows-spanned="3" office:value-type="string">
            <text:p text:style-name="P26">9,99</text:p>
          </table:table-cell>
          <table:table-cell table:style-name="t7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8">$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8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8.B2" office:value-type="string">
            <text:p text:style-name="P25">№ источника</text:p>
          </table:table-cell>
          <table:table-cell table:style-name="t8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8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8.B2" office:value-type="string">
            <text:p text:style-name="P25">Значение коэффициента <text:span text:style-name="T10">К</text:span></text:p>
          </table:table-cell>
          <table:table-cell table:style-name="t8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8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8.A3" table:number-rows-spanned="3" office:value-type="string">
            <text:p text:style-name="P25">фон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office:value-type="string">
            <text:p text:style-name="P8">$8-30</text:p>
          </table:table-cell>
          <table:table-cell table:style-name="t8.B3" table:number-rows-spanned="3" office:value-type="string">
            <text:p text:style-name="P8">$8-40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2</text:p>
          </table:table-cell>
          <table:covered-table-cell/>
          <table:covered-table-cell/>
          <table:covered-table-cell/>
        </table:table-row>
        <table:table-row>
          <table:table-cell table:style-name="t8.A6" table:number-rows-spanned="3" office:value-type="string">
            <text:p text:style-name="P25">2,5 – 500</text:p>
          </table:table-cell>
          <table:table-cell table:style-name="t8.B6" table:number-rows-spanned="3" office:value-type="string">
            <text:p text:style-name="P26">10</text:p>
          </table:table-cell>
          <table:table-cell table:style-name="t8.B6" table:number-rows-spanned="3" office:value-type="string">
            <text:p text:style-name="P26">100</text:p>
          </table:table-cell>
          <table:table-cell table:style-name="t8.B6" table:number-rows-spanned="3" office:value-type="string">
            <text:p text:style-name="P26">0,866</text:p>
          </table:table-cell>
          <table:table-cell table:style-name="t8.B6" table:number-rows-spanned="3" office:value-type="string">
            <text:p text:style-name="P26">0,785</text:p>
          </table:table-cell>
          <table:table-cell table:style-name="t8.F6" office:value-type="string">
            <text:p text:style-name="P8">$8-50</text:p>
          </table:table-cell>
          <table:table-cell table:style-name="t8.B6" table:number-rows-spanned="3" office:value-type="string">
            <text:p text:style-name="P8">$8-60</text:p>
          </table:table-cell>
          <table:table-cell table:style-name="t8.B6" table:number-rows-spanned="3" office:value-type="string">
            <text:p text:style-name="P26">9,99</text:p>
          </table:table-cell>
          <table:table-cell table:style-name="t8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8">$8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8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9.B2" office:value-type="string">
            <text:p text:style-name="P25">№ источника</text:p>
          </table:table-cell>
          <table:table-cell table:style-name="t9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9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9.B2" office:value-type="string">
            <text:p text:style-name="P25">Значение коэффициента <text:span text:style-name="T10">К</text:span></text:p>
          </table:table-cell>
          <table:table-cell table:style-name="t9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9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9.A3" table:number-rows-spanned="3" office:value-type="string">
            <text:p text:style-name="P25">фон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office:value-type="string">
            <text:p text:style-name="P8">$9-30</text:p>
          </table:table-cell>
          <table:table-cell table:style-name="t9.B3" table:number-rows-spanned="3" office:value-type="string">
            <text:p text:style-name="P8">$9-40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2</text:p>
          </table:table-cell>
          <table:covered-table-cell/>
          <table:covered-table-cell/>
          <table:covered-table-cell/>
        </table:table-row>
        <table:table-row>
          <table:table-cell table:style-name="t9.A6" table:number-rows-spanned="3" office:value-type="string">
            <text:p text:style-name="P25">2,5 – 500</text:p>
          </table:table-cell>
          <table:table-cell table:style-name="t9.B6" table:number-rows-spanned="3" office:value-type="string">
            <text:p text:style-name="P26">10</text:p>
          </table:table-cell>
          <table:table-cell table:style-name="t9.B6" table:number-rows-spanned="3" office:value-type="string">
            <text:p text:style-name="P26">100</text:p>
          </table:table-cell>
          <table:table-cell table:style-name="t9.B6" table:number-rows-spanned="3" office:value-type="string">
            <text:p text:style-name="P26">0,866</text:p>
          </table:table-cell>
          <table:table-cell table:style-name="t9.B6" table:number-rows-spanned="3" office:value-type="string">
            <text:p text:style-name="P26">0,785</text:p>
          </table:table-cell>
          <table:table-cell table:style-name="t9.F6" office:value-type="string">
            <text:p text:style-name="P8">$9-50</text:p>
          </table:table-cell>
          <table:table-cell table:style-name="t9.B6" table:number-rows-spanned="3" office:value-type="string">
            <text:p text:style-name="P8">$9-60</text:p>
          </table:table-cell>
          <table:table-cell table:style-name="t9.B6" table:number-rows-spanned="3" office:value-type="string">
            <text:p text:style-name="P26">9,99</text:p>
          </table:table-cell>
          <table:table-cell table:style-name="t9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8">$9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8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0.B2" office:value-type="string">
            <text:p text:style-name="P25">№ источника</text:p>
          </table:table-cell>
          <table:table-cell table:style-name="t10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0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0.B2" office:value-type="string">
            <text:p text:style-name="P25">Значение коэффициента <text:span text:style-name="T10">К</text:span></text:p>
          </table:table-cell>
          <table:table-cell table:style-name="t10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0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0.A3" table:number-rows-spanned="3" office:value-type="string">
            <text:p text:style-name="P25">фон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office:value-type="string">
            <text:p text:style-name="P8">$10-30</text:p>
          </table:table-cell>
          <table:table-cell table:style-name="t10.B3" table:number-rows-spanned="3" office:value-type="string">
            <text:p text:style-name="P8">$10-40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2</text:p>
          </table:table-cell>
          <table:covered-table-cell/>
          <table:covered-table-cell/>
          <table:covered-table-cell/>
        </table:table-row>
        <table:table-row>
          <table:table-cell table:style-name="t10.A6" table:number-rows-spanned="3" office:value-type="string">
            <text:p text:style-name="P25">2,5 – 500</text:p>
          </table:table-cell>
          <table:table-cell table:style-name="t10.B6" table:number-rows-spanned="3" office:value-type="string">
            <text:p text:style-name="P26">10</text:p>
          </table:table-cell>
          <table:table-cell table:style-name="t10.B6" table:number-rows-spanned="3" office:value-type="string">
            <text:p text:style-name="P26">100</text:p>
          </table:table-cell>
          <table:table-cell table:style-name="t10.B6" table:number-rows-spanned="3" office:value-type="string">
            <text:p text:style-name="P26">0,866</text:p>
          </table:table-cell>
          <table:table-cell table:style-name="t10.B6" table:number-rows-spanned="3" office:value-type="string">
            <text:p text:style-name="P26">0,785</text:p>
          </table:table-cell>
          <table:table-cell table:style-name="t10.F6" office:value-type="string">
            <text:p text:style-name="P8">$10-50</text:p>
          </table:table-cell>
          <table:table-cell table:style-name="t10.B6" table:number-rows-spanned="3" office:value-type="string">
            <text:p text:style-name="P8">$10-60</text:p>
          </table:table-cell>
          <table:table-cell table:style-name="t10.B6" table:number-rows-spanned="3" office:value-type="string">
            <text:p text:style-name="P26">9,99</text:p>
          </table:table-cell>
          <table:table-cell table:style-name="t10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8">$10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8">$10-52</text:p>
          </table:table-cell>
          <table:covered-table-cell/>
          <table:covered-table-cell/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24:52.15</dc:date>
    <meta:editing-duration>P3DT2H30M38S</meta:editing-duration>
    <meta:editing-cycles>341</meta:editing-cycles>
    <meta:generator>OpenOffice/4.1.6$Win32 OpenOffice.org_project/416m1$Build-9790</meta:generator>
    <meta:document-statistic meta:table-count="21" meta:image-count="0" meta:object-count="0" meta:page-count="5" meta:paragraph-count="456" meta:word-count="1214" meta:character-count="7917"/>
  </office:meta>
</office:document-meta>
</file>